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DC00000158473AC56BAA989AC8.png" manifest:media-type="image/png"/>
  <manifest:file-entry manifest:full-path="Pictures/10000000000007E0000005E8B9EB1EFFFE13AF33.jpg" manifest:media-type="image/jpeg"/>
  <manifest:file-entry manifest:full-path="Pictures/100002000000000A0000000A5CBD833091249E98.gif" manifest:media-type="image/gif"/>
  <manifest:file-entry manifest:full-path="Pictures/1000000000000A74000005EE202C2CCDB7566D89.jpg" manifest:media-type="image/jpeg"/>
  <manifest:file-entry manifest:full-path="Pictures/100000000000012C0000006027676249437EFE5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MgOpen Modata5" svg:font-family="'MgOpen Modata'" style:font-pitch="variable"/>
    <style:font-face style:name="MgOpen Modata4" svg:font-family="'MgOpen Modata'" style:font-adornments="Bold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3" svg:font-family="'MgOpen Modata'" style:font-adornments="Bold" style:font-family-generic="roman" style:font-pitch="variable"/>
    <style:font-face style:name="MgOpen Modata1" svg:font-family="'MgOpen Modata'" style:font-adornments="Regular" style:font-family-generic="roman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text-shadow="1pt 1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loext:graphic-properties draw:fill-color="#ffffff"/>
    </style:style>
    <style:style style:name="T1" style:family="text">
      <style:text-properties fo:color="#fe4e00" fo:text-shadow="1pt 1pt"/>
    </style:style>
    <style:style style:name="T2" style:family="text">
      <style:text-properties fo:color="#fcb215" fo:text-shadow="1pt 1pt"/>
    </style:style>
    <style:style style:name="T3" style:family="text">
      <style:text-properties fo:color="#8dc63f" fo:text-shadow="1pt 1pt"/>
    </style:style>
    <style:style style:name="T4" style:family="text">
      <style:text-properties fo:color="#2bb673" fo:text-shadow="1pt 1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0c0b0" fo:font-size="36pt" fo:text-shadow="1pt 1pt" style:font-size-asian="36pt" style:font-size-complex="36pt"/>
    </style:style>
    <style:style style:name="T7" style:family="text">
      <style:text-properties fo:color="#00c0b0" fo:font-size="28pt" fo:text-shadow="1pt 1pt" style:font-size-asian="28pt" style:font-size-complex="28pt"/>
    </style:style>
    <style:style style:name="T8" style:family="text">
      <style:text-properties fo:color="#fe4e00" style:font-name="MgOpen Modata2" fo:font-size="26pt" fo:text-shadow="1pt 1pt" fo:font-weight="bold" style:font-name-asian="Noto Sans CJK SC Regular" style:font-size-asian="26pt" style:font-name-complex="FreeSans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cm" svg:height="20.992cm" svg:x="0.036cm" svg:y="-0.003cm">
          <draw:image xlink:href="Pictures/10000000000007E0000005E8B9EB1EFFFE13AF33.jpg" xlink:type="simple" xlink:show="embed" xlink:actuate="onLoad">
            <text:p/>
          </draw:image>
        </draw:frame>
        <draw:frame presentation:style-name="pr1" draw:text-style-name="P2" draw:layer="layout" svg:width="25.191cm" svg:height="3.507cm" svg:x="1.399cm" svg:y="0.837cm" presentation:class="title" presentation:user-transformed="true">
          <draw:text-box>
            <text:p><text:span text:style-name="T1">Mage</text:span><text:span text:style-name="T2">llan </text:span><text:span text:style-name="T3">Prog</text:span><text:span text:style-name="T4">ram</text:span></text:p>
          </draw:text-box>
        </draw:frame>
        <draw:frame presentation:style-name="pr2" draw:text-style-name="P3" draw:layer="layout" svg:width="25.191cm" svg:height="12.182cm" svg:x="1.399cm" svg:y="4.915cm" presentation:class="subtitle" presentation:user-transformed="true">
          <draw:text-box>
            <text:p><text:span text:style-name="T5"/></text:p>
            <text:p><text:span text:style-name="T6">SIGNUP!!!</text:span></text:p>
            <text:p><text:span text:style-name="T7">http://www.robotgarden.org/get-involved/</text:span></text:p>
          </draw:text-box>
        </draw:frame>
        <draw:frame draw:style-name="gr2" draw:text-style-name="P1" draw:layer="layout" svg:width="9.401cm" svg:height="5.336cm" svg:x="0.507cm" svg:y="4.573cm">
          <draw:image xlink:href="Pictures/1000000000000A74000005EE202C2CCDB7566D89.jpg" xlink:type="simple" xlink:show="embed" xlink:actuate="onLoad">
            <text:p/>
          </draw:image>
        </draw:frame>
        <draw:frame draw:style-name="gr2" draw:text-style-name="P1" draw:layer="layout" svg:width="10.579cm" svg:height="3.387cm" svg:x="16.844cm" svg:y="16.938cm">
          <draw:image xlink:href="Pictures/100000000000012C0000006027676249437EFE57.jpg" xlink:type="simple" xlink:show="embed" xlink:actuate="onLoad">
            <text:p/>
          </draw:image>
        </draw:frame>
        <draw:frame draw:style-name="gr2" draw:text-style-name="P1" draw:layer="layout" svg:width="6.86cm" svg:height="1.344cm" svg:x="2.284cm" svg:y="17.71cm">
          <draw:image xlink:href="Pictures/10000201000006DC00000158473AC56BAA989AC8.png" xlink:type="simple" xlink:show="embed" xlink:actuate="onLoad">
            <text:p/>
          </draw:image>
        </draw:frame>
        <draw:frame draw:name="Shape 46" presentation:style-name="pr3" draw:text-style-name="P5" draw:layer="layout" svg:width="12.457cm" svg:height="2.175cm" svg:x="13.716cm" svg:y="4.429cm">
          <draw:text-box>
            <text:p text:style-name="P4"><text:span text:style-name="T8">JOIN NOW!</text:span></text:p>
            <text:p text:style-name="P4"><text:span text:style-name="T8">JOIN TODAY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What brought you to this class? <text:s/>Did you have something in mind to make?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MgOpen Modata5" svg:font-family="'MgOpen Modata'" style:font-pitch="variable"/>
    <style:font-face style:name="MgOpen Modata4" svg:font-family="'MgOpen Modata'" style:font-adornments="Bold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3" svg:font-family="'MgOpen Modata'" style:font-adornments="Bold" style:font-family-generic="roman" style:font-pitch="variable"/>
    <style:font-face style:name="MgOpen Modata1" svg:font-family="'MgOpen Modata'" style:font-adornments="Regular" style:font-family-generic="roman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7E0000005E8B9EB1EFFFE13AF3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name="msFill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image text:level="1" xlink:href="Pictures/100002000000000A0000000A5CBD833091249E98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MgOpen Modata2" fo:font-family="'MgOpen Modata'" style:font-style-name="Regular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MgOpen Modata4" fo:font-family="'MgOpen Modata'" style:font-style-name="Bold" style:font-pitch="variable" fo:font-size="32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MgOpen Modata2" fo:font-family="'MgOpen Modata'" style:font-style-name="Regular" style:font-pitch="variable" fo:font-size="44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 draw:fill-color="#ffffff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0.8999996185303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30.8999996185303pt" style:font-style-asian="normal" style:font-weight-asian="normal" style:font-name-complex="Caladea1" style:font-family-complex="Caladea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draw:fill-image-name="msFillBitmap_20_1" style:repeat="stretch"/>
    </style:style>
    <style:style style:name="Mdp2" style:family="drawing-page">
      <style:drawing-page-properties draw:background-size="border" draw:fill="none" draw:fill-color="#ffffff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Shape 9" presentation:style-name="Mpr4" draw:text-style-name="MP7" draw:layer="backgroundobjects" svg:width="23.791cm" svg:height="4.736cm" svg:x="2.099cm" svg:y="6.465cm" presentation:class="title" presentation:user-transformed="true">
        <draw:text-box>
          <text:p/>
        </draw:text-box>
      </draw:frame>
      <draw:frame presentation:style-name="Title_20_slide-outline1" draw:layer="backgroundobjects" svg:width="25.191cm" svg:height="12.182cm" svg:x="1.399cm" svg:y="4.914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6.828cm" svg:height="12.25cm" svg:x="3.485cm" svg:y="2.482cm" presentation:class="page"/>
        <draw:frame presentation:style-name="Title_20_slide-notes" draw:layer="backgroundobjects" svg:width="19.039cm" svg:height="14.7cm" svg:x="2.38cm" svg:y="15.517cm" presentation:class="notes" presentation:placeholder="true">
          <draw:text-box/>
        </draw:frame>
        <draw:frame presentation:style-name="Mpr5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nie </meta:initial-creator>
    <meta:creation-date>2016-10-21T17:16:18.140123479</meta:creation-date>
    <dc:date>2017-02-18T08:43:35.615111714</dc:date>
    <dc:creator>jannie </dc:creator>
    <meta:editing-duration>P2DT15M43S</meta:editing-duration>
    <meta:editing-cycles>93</meta:editing-cycles>
    <meta:generator>LibreOffice/5.1.4.2$Linux_X86_64 LibreOffice_project/10m0$Build-2</meta:generator>
    <meta:document-statistic meta:object-count="38"/>
  </office:meta>
</office:document-meta>
</file>